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3" table:number-rows-spanned="1">
            <text:p>Scoring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7" office:value-type="string" calcext:value-type="string">
            <text:p>2PM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.105" calcext:value-type="float">
            <text:p>22.10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11" calcext:value-type="float">
            <text:p>8.11</text:p>
          </table:table-cell>
          <table:table-cell office:value-type="float" office:value="6.83" calcext:value-type="float">
            <text:p>6.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357" calcext:value-type="float">
            <text:p>22.35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38-2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12.44" calcext:value-type="float">
            <text:p>12.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364" calcext:value-type="float">
            <text:p>22.36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42-3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2.14" calcext:value-type="float">
            <text:p>82.14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64" calcext:value-type="float">
            <text:p>11.64</text:p>
          </table:table-cell>
          <table:table-cell office:value-type="float" office:value="15.93" calcext:value-type="float">
            <text:p>15.9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006" calcext:value-type="float">
            <text:p>23.006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8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26" calcext:value-type="float">
            <text:p>8.26</text:p>
          </table:table-cell>
          <table:table-cell office:value-type="float" office:value="9.84" calcext:value-type="float">
            <text:p>9.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.014" calcext:value-type="float">
            <text:p>23.01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7-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2.22" calcext:value-type="float">
            <text:p>62.2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.7" calcext:value-type="float">
            <text:p>62.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.24" calcext:value-type="float">
            <text:p>8.24</text:p>
          </table:table-cell>
          <table:table-cell office:value-type="float" office:value="5.87" calcext:value-type="float">
            <text:p>5.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027" calcext:value-type="float">
            <text:p>23.02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40-4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034" calcext:value-type="float">
            <text:p>23.034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45-1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.7" calcext:value-type="float">
            <text:p>123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float" office:value="10.08" calcext:value-type="float">
            <text:p>10.0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.041" calcext:value-type="float">
            <text:p>23.04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91" calcext:value-type="float">
            <text:p>8.91</text:p>
          </table:table-cell>
          <table:table-cell office:value-type="float" office:value="9.94" calcext:value-type="float">
            <text:p>9.9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.048" calcext:value-type="float">
            <text:p>23.048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7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.72" calcext:value-type="float">
            <text:p>11.72</text:p>
          </table:table-cell>
          <table:table-cell office:value-type="float" office:value="12.19" calcext:value-type="float">
            <text:p>12.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.055" calcext:value-type="float">
            <text:p>23.05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6-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.89" calcext:value-type="float">
            <text:p>8.89</text:p>
          </table:table-cell>
          <table:table-cell office:value-type="float" office:value="10.32" calcext:value-type="float">
            <text:p>10.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.063" calcext:value-type="float">
            <text:p>23.06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51-5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1.74" calcext:value-type="float">
            <text:p>71.74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7.6" calcext:value-type="float">
            <text:p>117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.39" calcext:value-type="float">
            <text:p>10.39</text:p>
          </table:table-cell>
          <table:table-cell office:value-type="float" office:value="10.07" calcext:value-type="float">
            <text:p>10.0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076" calcext:value-type="float">
            <text:p>23.07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40-3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0.53" calcext:value-type="float">
            <text:p>60.53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9.87" calcext:value-type="float">
            <text:p>9.8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.083" calcext:value-type="float">
            <text:p>23.08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6.04" calcext:value-type="float">
            <text:p>66.04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5" calcext:value-type="float">
            <text:p>91.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11" calcext:value-type="float">
            <text:p>7.11</text:p>
          </table:table-cell>
          <table:table-cell office:value-type="float" office:value="7.02" calcext:value-type="float">
            <text:p>7.0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087" calcext:value-type="float">
            <text:p>23.08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L 28-2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3" calcext:value-type="float">
            <text:p>110.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15" calcext:value-type="float">
            <text:p>7.15</text:p>
          </table:table-cell>
          <table:table-cell office:value-type="float" office:value="8.32" calcext:value-type="float">
            <text:p>8.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.097" calcext:value-type="float">
            <text:p>23.09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31-3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4" calcext:value-type="float">
            <text:p>103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83" calcext:value-type="float">
            <text:p>6.83</text:p>
          </table:table-cell>
          <table:table-cell office:value-type="float" office:value="8.33" calcext:value-type="float">
            <text:p>8.3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.104" calcext:value-type="float">
            <text:p>23.104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5-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.9" calcext:value-type="float">
            <text:p>1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1" calcext:value-type="float">
            <text:p>11.71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356" calcext:value-type="float">
            <text:p>23.35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40-2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office:value-type="float" office:value="13.27" calcext:value-type="float">
            <text:p>13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363" calcext:value-type="float">
            <text:p>23.36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8-1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.18" calcext:value-type="float">
            <text:p>68.18</text:p>
          </table:table-cell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.07" calcext:value-type="float">
            <text:p>10.07</text:p>
          </table:table-cell>
          <table:table-cell office:value-type="float" office:value="11.89" calcext:value-type="float">
            <text:p>11.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005" calcext:value-type="float">
            <text:p>24.00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33-2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11" calcext:value-type="float">
            <text:p>10.11</text:p>
          </table:table-cell>
          <table:table-cell office:value-type="float" office:value="11.73" calcext:value-type="float">
            <text:p>11.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012" calcext:value-type="float">
            <text:p>24.01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34-3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.14" calcext:value-type="float">
            <text:p>57.1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019" calcext:value-type="float">
            <text:p>24.01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13-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9" calcext:value-type="float">
            <text:p>91.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3" calcext:value-type="float">
            <text:p>8.23</text:p>
          </table:table-cell>
          <table:table-cell office:value-type="float" office:value="8.74" calcext:value-type="float">
            <text:p>8.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026" calcext:value-type="float">
            <text:p>24.026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8" calcext:value-type="float">
            <text:p>7.8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30-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0.91" calcext:value-type="float">
            <text:p>90.9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8" calcext:value-type="float">
            <text:p>1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.054" calcext:value-type="float">
            <text:p>24.05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32-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.92" calcext:value-type="float">
            <text:p>8.92</text:p>
          </table:table-cell>
          <table:table-cell office:value-type="float" office:value="10.12" calcext:value-type="float">
            <text:p>10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.062" calcext:value-type="float">
            <text:p>24.06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9" calcext:value-type="float">
            <text:p>5.69</text:p>
          </table:table-cell>
          <table:table-cell office:value-type="float" office:value="4.91" calcext:value-type="float">
            <text:p>4.9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.075" calcext:value-type="float">
            <text:p>24.07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40-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03" calcext:value-type="float">
            <text:p>6.03</text:p>
          </table:table-cell>
          <table:table-cell office:value-type="float" office:value="6.72" calcext:value-type="float">
            <text:p>6.7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.082" calcext:value-type="float">
            <text:p>24.08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6" calcext:value-type="float">
            <text:p>83.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08" calcext:value-type="float">
            <text:p>7.08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.089" calcext:value-type="float">
            <text:p>24.08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3-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9.41" calcext:value-type="float">
            <text:p>79.41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.7" calcext:value-type="float">
            <text:p>115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.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096" calcext:value-type="float">
            <text:p>24.09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6-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8.82" calcext:value-type="float">
            <text:p>8.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103" calcext:value-type="float">
            <text:p>24.10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1" calcext:value-type="float">
            <text:p>8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5.96" calcext:value-type="float">
            <text:p>5.9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359" calcext:value-type="float">
            <text:p>24.35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3" calcext:value-type="float">
            <text:p>123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59" calcext:value-type="float">
            <text:p>6.59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003" calcext:value-type="float">
            <text:p>25.00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.45" calcext:value-type="float">
            <text:p>57.45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43" calcext:value-type="float">
            <text:p>6.43</text:p>
          </table:table-cell>
          <table:table-cell office:value-type="float" office:value="7.28" calcext:value-type="float">
            <text:p>7.2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011" calcext:value-type="float">
            <text:p>25.01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3.81" calcext:value-type="float">
            <text:p>73.81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.5" calcext:value-type="float">
            <text:p>1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11.07" calcext:value-type="float">
            <text:p>11.0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018" calcext:value-type="float">
            <text:p>25.018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6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.14</text:p>
          </table:table-cell>
          <table:table-cell office:value-type="float" office:value="9.52" calcext:value-type="float">
            <text:p>9.5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024" calcext:value-type="float">
            <text:p>25.024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LVR</text:p>
          </table:table-cell>
          <table:table-cell office:value-type="string" calcext:value-type="string">
            <text:p>L 32-4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.16" calcext:value-type="float">
            <text:p>51.16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91" calcext:value-type="float">
            <text:p>7.91</text:p>
          </table:table-cell>
          <table:table-cell office:value-type="float" office:value="7.79" calcext:value-type="float">
            <text:p>7.7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032" calcext:value-type="float">
            <text:p>25.03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6-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0.77" calcext:value-type="float">
            <text:p>80.77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4" calcext:value-type="float">
            <text:p>128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65" calcext:value-type="float">
            <text:p>8.65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.038" calcext:value-type="float">
            <text:p>25.038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43-1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2" calcext:value-type="float">
            <text:p>107.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7" calcext:value-type="float">
            <text:p>8.7</text:p>
          </table:table-cell>
          <table:table-cell office:value-type="float" office:value="9.57" calcext:value-type="float">
            <text:p>9.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.045" calcext:value-type="float">
            <text:p>25.04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5-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3.81" calcext:value-type="float">
            <text:p>73.81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2.29" calcext:value-type="float">
            <text:p>12.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.052" calcext:value-type="float">
            <text:p>25.052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3-3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.67" calcext:value-type="float">
            <text:p>66.67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.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27" calcext:value-type="float">
            <text:p>8.27</text:p>
          </table:table-cell>
          <table:table-cell office:value-type="float" office:value="10.04" calcext:value-type="float">
            <text:p>1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066" calcext:value-type="float">
            <text:p>25.06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VR</text:p>
          </table:table-cell>
          <table:table-cell office:value-type="string" calcext:value-type="string">
            <text:p>W 35-31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75.56" calcext:value-type="float">
            <text:p>75.56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.8" calcext:value-type="float">
            <text:p>10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7.62" calcext:value-type="float">
            <text:p>7.6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073" calcext:value-type="float">
            <text:p>25.07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75.51" calcext:value-type="float">
            <text:p>75.51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7" calcext:value-type="float">
            <text:p>124.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43" calcext:value-type="float">
            <text:p>9.43</text:p>
          </table:table-cell>
          <table:table-cell office:value-type="float" office:value="10.65" calcext:value-type="float">
            <text:p>10.6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08" calcext:value-type="float">
            <text:p>25.08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2-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95" calcext:value-type="float">
            <text:p>7.95</text:p>
          </table:table-cell>
          <table:table-cell office:value-type="float" office:value="8.45" calcext:value-type="float">
            <text:p>8.4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087" calcext:value-type="float">
            <text:p>25.08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3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.9" calcext:value-type="float">
            <text:p>91.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1.56" calcext:value-type="float">
            <text:p>11.56</text:p>
          </table:table-cell>
          <table:table-cell office:value-type="float" office:value="8.76" calcext:value-type="float">
            <text:p>8.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094" calcext:value-type="float">
            <text:p>25.09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W 32-2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.32" calcext:value-type="float">
            <text:p>55.32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office:value-type="float" office:value="6.68" calcext:value-type="float">
            <text:p>6.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101" calcext:value-type="float">
            <text:p>25.10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17-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4.55" calcext:value-type="float">
            <text:p>54.55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O$48"/>
        <table:named-range table:name="HTML_all" table:base-cell-address="$Sheet1.$A$1" table:cell-range-address="$Sheet1.$A$1:.$AO$4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863" meta:object-count="0"/>
    <meta:generator>LibreOffice/6.4.6.2$Linux_X86_64 LibreOffice_project/40$Build-2</meta:generator>
  </office:meta>
</office:document-meta>
</file>